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900000166CD8CDEB959EDAD1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/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ext-input text:description="&lt;setLang(user.lang or 'fr_FR')&gt;">&lt;setLang(user.lang or 'fr_FR')&gt;</text:text-input><text:span text:style-name="T1"><text:s/></text:span></text:p>
      <text:p text:style-name="P1"><text:span text:style-name="T1">Nouméa le, </text:span><text:span text:style-name="T1"><text:text-input text:description="&lt;arrow_today()&gt;">&lt;arrow_today()&gt;</text:text-input></text:span></text:p>
      <text:p text:style-name="P2"/>
      <text:p text:style-name="Text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Table_20_Contents"><text:span text:style-name="Source_20_Text"/></text:p>
      <text:p text:style-name="Table_20_Contents"><text:span text:style-name="Source_20_Text">-</text:span><text:span text:style-name="Source_20_Text"><text:span text:style-name="T1">BÉTADINE ROUGE</text:span></text:span><text:span text:style-name="Source_20_Text"> PETIT MODÈLE<text:line-break/>(Povidone iodée moussante)<text:line-break/>1 flacon</text:span></text:p>
      <text:p text:style-name="Signature"><text:span text:style-name="Source_20_Text"/></text:p>
      <text:p text:style-name="Table_20_Contents"><text:span text:style-name="Source_20_Text">Douche corps entier et lavage des cheveux avec la Betadine rouge la veille de l'intervention et le matin de l'intervention</text:span></text:p>
      <text:p text:style-name="Signature"><draw:frame draw:style-name="fr1" draw:name="graphics2" text:anchor-type="paragraph" svg:x="4.5043in" svg:y="0.052in" svg:width="2.3126in" svg:height="0.798in" draw:z-index="0"><draw:image xlink:href="Pictures/100002010000040900000166CD8CDEB959EDAD13.png" xlink:type="simple" xlink:show="embed" xlink:actuate="onLoad" loext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20-11-23T05:24:45.842274806</dc:date>
    <meta:editing-duration>PT5H25M45S</meta:editing-duration>
    <meta:editing-cycles>75</meta:editing-cycles>
    <meta:generator>LibreOffice/6.1.5.2$Linux_X86_64 LibreOffice_project/10$Build-2</meta:generator>
    <meta:document-statistic meta:table-count="0" meta:image-count="1" meta:object-count="0" meta:page-count="1" meta:paragraph-count="6" meta:word-count="70" meta:character-count="464" meta:non-whitespace-character-count="421"/>
  </office:meta>
</office:document-meta>
</file>